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7fdc"/>
    </style:style>
    <style:style style:name="P2" style:family="paragraph" style:parent-style-name="Standard">
      <style:text-properties officeooo:rsid="00166bc1" officeooo:paragraph-rsid="00166bc1"/>
    </style:style>
    <style:style style:name="P3" style:family="paragraph" style:parent-style-name="Standard">
      <style:text-properties officeooo:paragraph-rsid="00182c9f"/>
    </style:style>
    <style:style style:name="P4" style:family="paragraph" style:parent-style-name="Standard">
      <style:text-properties officeooo:rsid="00182c9f" officeooo:paragraph-rsid="00182c9f"/>
    </style:style>
    <style:style style:name="P5" style:family="paragraph" style:parent-style-name="Standard">
      <style:text-properties officeooo:paragraph-rsid="00192cc3"/>
    </style:style>
    <style:style style:name="T1" style:family="text">
      <style:text-properties officeooo:rsid="00114dc1"/>
    </style:style>
    <style:style style:name="T2" style:family="text">
      <style:text-properties officeooo:rsid="00127fdc"/>
    </style:style>
    <style:style style:name="T3" style:family="text">
      <style:text-properties officeooo:rsid="0013e38a"/>
    </style:style>
    <style:style style:name="T4" style:family="text">
      <style:text-properties officeooo:rsid="0014c8b9"/>
    </style:style>
    <style:style style:name="T5" style:family="text">
      <style:text-properties officeooo:rsid="00166bc1"/>
    </style:style>
    <style:style style:name="T6" style:family="text">
      <style:text-properties officeooo:rsid="00182c9f"/>
    </style:style>
    <style:style style:name="T7" style:family="text">
      <style:text-properties officeooo:rsid="00192cc3"/>
    </style:style>
    <style:style style:name="T8" style:family="text">
      <style:text-properties officeooo:rsid="001b17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Summary</text:p>
      <text:p text:style-name="P3"><text:span text:style-name="T2">The south-central Canadian province of Manitoba has an area of ~650,000 km&lt;sup&gt;2&lt;/sup&gt; and a population of ~1.3 million. </text:span><text:span text:style-name="T3">The southern portion of the province is predominantly agriculture and represents ~10% of Canada’s farmland. </text:span>The goal of `mbquartR` is to provide an easy way to download the Manitoba Original Survey Legal Descriptions data <text:span text:style-name="T8">[@manitoba_2020] </text:span>from [Data MB](https://geoportal.gov.mb.ca/) and then to locate quarter sections, and other land division types, in the province. <text:span text:style-name="T1">Data MB is Manitoba's public platform for exploring, visualizing, and downloading geospatial Open Data. </text:span>The Manitoba Original Survey Legal Descriptions data set covers the entire province of Manitoba and <text:span text:style-name="T5">includes more than</text:span> 900,000 parcels of land. <text:span text:style-name="T2">T</text:span>hese legal land descriptions originate from the Dominion Land Survey system, introduced in the late 19th century to organize the European settlement and colonization of Western Canada <text:span text:style-name="T8">[@mckercher_1992]</text:span>. `mbquartR` was created for those who work with geospatial data in Manitoba, particularly those who are working with rural or farm parcels of land where the legal land description is commonly used as the method of identifying the location. <text:span text:style-name="T6">Prior to the widespread use of GPS </text:span><text:span text:style-name="T7">technology</text:span><text:span text:style-name="T6">, legal land descriptions were often used to georeference the collection of samples (e.g., soil testing) and other data.</text:span></text:p>
      <text:p text:style-name="P1"/>
      <text:p text:style-name="P1">## How do legal land descriptions for quarter section work in Manitoba?</text:p>
      <text:p text:style-name="P1"/>
      <text:p text:style-name="P3"><text:span text:style-name="T4">Q</text:span>uarter sections are the most common type of land division in Manitoba <text:span text:style-name="T4">and </text:span>is a land unit measuring 64.8 ha, representing a quarter of a square mile. A legal land description for a quarter section consists of four values separated by a -</text:p>
      <text:p text:style-name="P1"/>
      <text:p text:style-name="P1">1. Quarter Section (SW)</text:p>
      <text:p text:style-name="P1">2. Section (9)</text:p>
      <text:p text:style-name="P1">3. Township (8)</text:p>
      <text:p text:style-name="P1">4. Range (6E1)</text:p>
      <text:p text:style-name="P1"/>
      <text:p text:style-name="P1">For example: </text:p>
      <text:p text:style-name="P1">A legal land description of SW-9-8-6E1 can be interpreted as the Southwest Quarter of Section 9, Township 8, Range 6 East of the 1st Meridian. </text:p>
      <text:p text:style-name="P1"/>
      <text:p text:style-name="P1"><text:span text:style-name="T4">Th</text:span>ere are other types <text:span text:style-name="T4">of land divisions in Manitoba </text:span><text:span text:style-name="T6">where</text:span><text:span text:style-name="T4"> t</text:span>he size, shape, and naming convention can be different <text:span text:style-name="T5">(such as River lots, Township lots, etc.)</text:span></text:p>
      <text:p text:style-name="P1"/>
      <text:p text:style-name="P2"># Statement of need</text:p>
      <text:p text:style-name="P5"><text:span text:style-name="T3">Currently, there are a few web-based tools that allow users to locate land parcels but do not allow for batch processing, do not return coordinates, and/or are fee based. Most mapping applications can not </text:span><text:span text:style-name="T7">locate</text:span><text:span text:style-name="T3"> or route to a legal land description, but you can with coordinates. `</text:span>mbquartR` <text:span text:style-name="T3">allows users</text:span> easily identify, search, and locate parcels of land. <text:span text:style-name="T3">Users</text:span> can search by legal land description (e.g., NE-11-33-29W1) or by lat/long coordinates (e.g., -101.4656, 51.81913). There is also a convenient map function that plots the centres and outlines (polygons) of the quarter sections on a ma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8:57:09.592398083</meta:creation-date>
    <dc:date>2025-03-11T10:46:43.359741784</dc:date>
    <meta:editing-duration>PT12M36S</meta:editing-duration>
    <meta:editing-cycles>1</meta:editing-cycles>
    <meta:document-statistic meta:table-count="0" meta:image-count="0" meta:object-count="0" meta:page-count="1" meta:paragraph-count="13" meta:word-count="421" meta:character-count="2657" meta:non-whitespace-character-count="2247"/>
    <meta:generator>LibreOffice/24.2.7.2$Linux_X86_64 LibreOffice_project/420$Build-2</meta:generator>
  </office:meta>
</office:document-meta>
</file>